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0000005567D36DCFC900E137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47cm, 0.596cm, 6.092cm, 0.2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766cm" svg:y="-1.762cm" svg:width="20.613cm" svg:height="29.358cm" draw:z-index="0"><draw:image xlink:href="Pictures/1000000000000300000005567D36DCFC900E137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5:12:29.772854378</meta:creation-date>
    <dc:date>2019-09-07T15:26:44.759055090</dc:date>
    <meta:editing-duration>PT14M18S</meta:editing-duration>
    <meta:editing-cycles>4</meta:editing-cycles>
    <meta:generator>LibreOffice/6.0.6.2$Linux_X86_64 LibreOffice_project/0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